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horndale AMT" svg:font-family="'Thorndale AMT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Albany AMT" svg:font-family="'Albany AMT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801cm" table:align="margins"/>
    </style:style>
    <style:style style:name="Таблица1.A" style:family="table-column">
      <style:table-column-properties style:column-width="8.901cm" style:rel-column-width="32767*"/>
    </style:style>
    <style:style style:name="Таблица1.B" style:family="table-column">
      <style:table-column-properties style:column-width="8.901cm" style:rel-column-width="32768*"/>
    </style:style>
    <style:style style:name="Таблица1.A1" style:family="table-cell">
      <style:table-cell-properties fo:padding="0.097cm" fo:border="none"/>
    </style:style>
    <style:style style:name="Таблица3" style:family="table">
      <style:table-properties style:width="17.801cm" table:align="margins"/>
    </style:style>
    <style:style style:name="Таблица3.A" style:family="table-column">
      <style:table-column-properties style:column-width="8.901cm" style:rel-column-width="32767*"/>
    </style:style>
    <style:style style:name="Таблица3.B" style:family="table-column">
      <style:table-column-properties style:column-width="8.901cm" style:rel-column-width="32768*"/>
    </style:style>
    <style:style style:name="Таблица3.1" style:family="table-row">
      <style:table-row-properties style:min-row-height="3.258cm"/>
    </style:style>
    <style:style style:name="Таблица3.A1" style:family="table-cell">
      <style:table-cell-properties fo:padding="0.097cm" fo:border="none"/>
    </style:style>
    <style:style style:name="Таблица4" style:family="table">
      <style:table-properties style:width="8.705cm" table:align="margins"/>
    </style:style>
    <style:style style:name="Таблица4.A" style:family="table-column">
      <style:table-column-properties style:column-width="8.705cm" style:rel-column-width="65535*"/>
    </style:style>
    <style:style style:name="Таблица4.A1" style:family="table-cell">
      <style:table-cell-properties fo:padding="0.097cm" fo:border="none"/>
    </style:style>
    <style:style style:name="Таблица5" style:family="table">
      <style:table-properties style:width="8.708cm" table:align="margins"/>
    </style:style>
    <style:style style:name="Таблица5.A" style:family="table-column">
      <style:table-column-properties style:column-width="8.708cm" style:rel-column-width="65535*"/>
    </style:style>
    <style:style style:name="Таблица5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fo:language="en" fo:country="US" fo:background-color="transparent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fo:language="en" fo:country="US" fo:background-color="transparent" style:font-size-asian="12pt" style:font-size-complex="12pt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paragraph-properties fo:text-align="end" style:justify-single-word="false"/>
      <style:text-properties fo:font-size="14pt" fo:language="en" fo:country="US" fo:background-color="transparent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style:use-window-font-color="true" fo:font-size="12pt" fo:language="en" fo:country="US" fo:background-color="transparent" style:font-size-asian="12pt" style:font-size-complex="12pt"/>
    </style:style>
    <style:style style:name="P8" style:family="paragraph" style:parent-style-name="Standard">
      <style:text-properties fo:font-size="11.5pt" style:font-size-asian="11.5pt" style:font-size-complex="11.5pt"/>
    </style:style>
    <style:style style:name="P9" style:family="paragraph" style:parent-style-name="Standard">
      <style:paragraph-properties fo:text-align="justify" style:justify-single-word="false"/>
      <style:text-properties fo:font-size="11.5pt" fo:font-weight="bold" style:font-size-asian="11.5pt" style:font-weight-asian="bold" style:font-size-complex="11.5pt"/>
    </style:style>
    <style:style style:name="P10" style:family="paragraph" style:parent-style-name="Standard">
      <style:paragraph-properties fo:margin-left="0cm" fo:margin-right="0cm" fo:text-align="justify" style:justify-single-word="false" fo:text-indent="1.251cm" style:auto-text-indent="false" fo:background-color="transparent">
        <style:background-image/>
      </style:paragraph-properties>
      <style:text-properties fo:font-size="12pt" style:font-size-asian="12pt" style:font-size-complex="12pt"/>
    </style:style>
    <style:style style:name="P11" style:family="paragraph" style:parent-style-name="Standard">
      <style:paragraph-properties fo:margin-left="0cm" fo:margin-right="0cm" fo:text-align="justify" style:justify-single-word="false" fo:text-indent="1.251cm" style:auto-text-indent="false" fo:background-color="transparent">
        <style:background-image/>
      </style:paragraph-properties>
      <style:text-properties fo:font-size="11.5pt" style:font-size-asian="11.5pt" style:font-size-complex="11.5pt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4pt"/>
    </style:style>
    <style:style style:name="P13" style:family="paragraph" style:parent-style-name="Table_20_Contents">
      <style:paragraph-properties fo:text-align="justify" style:justify-single-word="false"/>
      <style:text-properties fo:font-size="12pt" style:font-size-asian="12pt" style:font-size-complex="12pt"/>
    </style:style>
    <style:style style:name="P14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1"/>
      <style:text-properties fo:font-size="14pt" fo:font-weight="bold" style:font-size-asian="14pt" style:font-weight-asian="bold" style:font-size-complex="14pt"/>
    </style:style>
    <style:style style:name="P15" style:family="paragraph" style:parent-style-name="Standard" style:list-style-name="L1">
      <style:paragraph-properties fo:margin-left="0cm" fo:margin-right="0cm" fo:text-align="justify" style:justify-single-word="false" fo:text-indent="1.312cm" style:auto-text-indent="false" fo:background-color="transparent">
        <style:background-image/>
      </style:paragraph-properties>
      <style:text-properties fo:font-size="11.5pt" style:font-size-asian="11.5pt" style:font-size-complex="11.5pt"/>
    </style:style>
    <style:style style:name="P16" style:family="paragraph" style:parent-style-name="Standard" style:list-style-name="L1">
      <style:paragraph-properties fo:margin-left="0cm" fo:margin-right="0cm" fo:text-align="justify" style:justify-single-word="false" fo:text-indent="1.312cm" style:auto-text-indent="false">
        <style:tab-stops/>
      </style:paragraph-properties>
      <style:text-properties style:use-window-font-color="true" fo:font-size="11.5pt" fo:background-color="transparent" style:font-size-asian="11.5pt" style:font-size-complex="11.5pt"/>
    </style:style>
    <style:style style:name="P17" style:family="paragraph" style:parent-style-name="Standard" style:list-style-name="L1">
      <style:paragraph-properties fo:margin-left="0cm" fo:margin-right="0cm" fo:text-align="justify" style:justify-single-word="false" fo:text-indent="1.312cm" style:auto-text-indent="false">
        <style:tab-stops/>
      </style:paragraph-properties>
      <style:text-properties fo:font-size="11.5pt" style:font-size-asian="11.5pt" style:font-size-complex="11.5pt"/>
    </style:style>
    <style:style style:name="P18" style:family="paragraph" style:parent-style-name="Standard" style:list-style-name="L1">
      <style:paragraph-properties fo:margin-left="0cm" fo:margin-right="0cm" fo:text-align="justify" style:justify-single-word="false" fo:text-indent="1.312cm" style:auto-text-indent="false"/>
      <style:text-properties fo:font-size="11.5pt" style:font-size-asian="11.5pt" style:font-size-complex="11.5pt"/>
    </style:style>
    <style:style style:name="P19" style:family="paragraph" style:parent-style-name="Standard" style:list-style-name="L1">
      <style:paragraph-properties fo:margin-left="0cm" fo:margin-right="0cm" fo:text-align="justify" style:justify-single-word="false" fo:text-indent="1.251cm" style:auto-text-indent="false" fo:background-color="transparent">
        <style:tab-stops/>
        <style:background-image/>
      </style:paragraph-properties>
      <style:text-properties fo:font-size="11.5pt" style:font-size-asian="11.5pt" style:font-size-complex="11.5pt"/>
    </style:style>
    <style:style style:name="T1" style:family="text">
      <style:text-properties fo:color="#000000" fo:language="en" fo:country="US" fo:font-weight="normal" fo:background-color="transparent" style:font-weight-asian="normal" style:font-weight-complex="normal"/>
    </style:style>
    <style:style style:name="T2" style:family="text">
      <style:text-properties fo:color="#000000" fo:language="en" fo:country="US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000000" fo:language="ru" fo:country="RU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language="en" fo:country="US"/>
    </style:style>
    <style:style style:name="T6" style:family="text">
      <style:text-properties fo:language="en" fo:country="US" fo:background-color="transparent"/>
    </style:style>
    <style:style style:name="T7" style:family="text">
      <style:text-properties fo:language="en" fo:country="US" fo:font-weight="bold" fo:background-color="transparent" style:font-weight-asian="bold" style:font-weight-complex="bold"/>
    </style:style>
    <style:style style:name="T8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style:use-window-font-color="true" fo:background-color="transparent"/>
    </style:style>
    <style:style style:name="T10" style:family="text">
      <style:text-properties style:use-window-font-color="true" fo:language="en" fo:country="US" fo:background-color="transparent"/>
    </style:style>
    <style:style style:name="T11" style:family="text">
      <style:text-properties style:use-window-font-color="true" fo:language="ru" fo:country="RU" fo:background-color="transparent"/>
    </style:style>
    <style:style style:name="T12" style:family="text">
      <style:text-properties fo:background-color="transparent"/>
    </style:style>
    <style:style style:name="T13" style:family="text">
      <style:text-properties fo:language="ru" fo:country="RU"/>
    </style:style>
    <style:style style:name="T14" style:family="text">
      <style:text-properties fo:font-weight="bold" style:font-weight-asian="bold"/>
    </style:style>
    <style:style style:name="T15" style:family="text">
      <style:text-properties fo:font-weight="bold" fo:background-color="transparent" style:font-weight-asian="bold"/>
    </style:style>
    <text:list-style style:name="L1">
      <text:list-level-style-number text:level="1" text:style-name="Line_20_numbering" style:num-prefix=" 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color="#000000" draw:fill="none" draw:fill-color="#ffffff" fo:min-height="0.5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СОГЛАШЕНИЕ</text:p>
      <text:p text:style-name="P12">о выкупной цене жилого помещения,</text:p>
      <text:p text:style-name="P12">расположенного в доме, подлежащем сносу</text:p>
      <text:p text:style-name="P5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8">город Братск</text:p>
          </table:table-cell>
          <table:table-cell table:style-name="Таблица1.A1" office:value-type="string">
            <text:p text:style-name="P6"/>
          </table:table-cell>
        </table:table-row>
      </table:table>
      <text:p text:style-name="P10"/>
      <text:p text:style-name="P11">Комитет <text:s/>по управлению муниципальным имуществом администрации города Братска (далее <text:span text:style-name="T5">-</text:span> КУМИ), <text:span text:style-name="T13">в лице</text:span> <text:span text:style-name="T6">$represent_post_genitive$</text:span><text:span text:style-name="T12"> </text:span><text:span text:style-name="T7">$represent_fio_genitive$</text:span><text:span text:style-name="T14">,</text:span> действующего на основании Положения о Комитете, с одной стороны, и <text:span text:style-name="T1">$persons$</text:span><text:span text:style-name="T3"> </text:span>с другой стороны, <text:s/>в соответствии с Положением «О порядке и условиях предоставления жилых помещений гражданам, выселяемых из жилых домов, признанных аварийными и подлежащими сносу» (далее - Положение), утвержденным постановлением мэра города Братска от 27.02.2007 № 480, а также отчетами об оценке рыночной стоимости объектов недвижимости <text:span text:style-name="T5">$side1_evaluation_number$</text:span> и <text:span text:style-name="T5">$side2_evaluation_number$</text:span> заключили настоящее соглашение о нижеследующем.</text:p>
      <text:p text:style-name="P9"/>
      <text:list xml:id="list6273181792833559585" text:style-name="L1">
        <text:list-item>
          <text:p text:style-name="P19"><text:span text:style-name="T14">КУМИ </text:span>в соответствии с пунктом 2.5. Положения организовал проведение независимой оценки рыночной стоимости жилого помещения, расположенного в доме, подлежащем сносу. Согласно отчету <text:span text:style-name="T6">$side2_evaluation_number$</text:span><text:span text:style-name="T12">, изготовленному </text:span><text:span text:style-name="T6">$side2_evaluator$ <text:s/>$side2_evaluator_boss$</text:span><text:span text:style-name="T12">, рыночная стоимость жилого помещения – </text:span>квартиры, состоящей из <text:span text:style-name="T5">$side2_room_count$ </text:span><text:span text:style-name="T13">комнат(ы)</text:span>, общей площадью<text:span text:style-name="T12"> </text:span><text:span text:style-name="T6">$side2_total_area$</text:span><text:span text:style-name="T12"> кв. м, жилой площадью </text:span><text:span text:style-name="T6">$side2_living_area$</text:span><text:span text:style-name="T5"> </text:span>кв. м, находящейся по адресу: <text:span text:style-name="T6">$side2_address$</text:span> составляет<text:span text:style-name="T12"> </text:span><text:span text:style-name="T7">$side2_evaluation_price$</text:span><text:span text:style-name="T15">.</text:span></text:p>
        </text:list-item>
        <text:list-item>
          <text:p text:style-name="P16">Указанное в пункте 1 настоящего соглашения жилое помещение является <text:s/><text:span text:style-name="T2">$type_of_ownership$ $owner_ships$ </text:span><text:span text:style-name="T4">на основании</text:span><text:span text:style-name="T2"> </text:span><text:span text:style-name="T8">$apartment_warrants$</text:span><text:span text:style-name="T13">.</text:span></text:p>
        </text:list-item>
        <text:list-item>
          <text:p text:style-name="P17">Настоящим соглашением стороны определили выкупную стоимость изымаемого жилого помещения – квартиры, указанной в пункте 1 данного со<text:span text:style-name="T12">глашения, которая составляет <text:s text:c="18"/></text:span><text:span text:style-name="T7">$side2_evaluation_price$</text:span><text:span text:style-name="T14">.</text:span></text:p>
        </text:list-item>
        <text:list-item>
          <text:p text:style-name="P18">В соответствии с пунктом 4.4. Положения по соглашению с собственником жилого помещения ему может быть предоставлено другое жилое помещение взамен изымаемого жилого помещения с зачетом его стоимости в выкупную цену изымаемого помещения.</text:p>
        </text:list-item>
        <text:list-item>
          <text:p text:style-name="P15">В соответствии с предварительным договором <text:span text:style-name="T9">№ </text:span><text:span text:style-name="T10">$pre_contract_number$</text:span><text:span text:style-name="T9"> от </text:span><text:span text:style-name="T10">$pre_contract_date$ </text:span><text:span text:style-name="T11">г</text:span><text:span text:style-name="T9">., заключенным между </text:span><text:span text:style-name="T10">$pre_contract_name$</text:span><text:span text:style-name="T9"> и </text:span><text:span text:style-name="T10">$persons_instrumental$</text:span><text:span text:style-name="T9">, в соответствии с муниципальной целевой </text:span>программой «Переселение граждан из ветхого и аварийного жилищного фонда в городе Братске» на 2005-2010 г.г., утвержденной решением Братской городской Думы от 30.09.2005 № 73/г-Д, <text:span text:style-name="T6">$persons_dative$</text:span><text:span text:style-name="T12">.</text:span> взамен изымаемого жилого помещения будет предоставлена квартира, <text:span text:style-name="T13">состоящая из </text:span><text:span text:style-name="T5">$side1_room_count$ </text:span><text:span text:style-name="T13">комнат(ы)</text:span>, общей площад<text:span text:style-name="T12">ью </text:span><text:span text:style-name="T6">$side1_total_area$</text:span><text:span text:style-name="T12"> кв. м, жилой площадью </text:span><text:span text:style-name="T6">$side1_living_area$</text:span><text:span text:style-name="T12"> кв. м, расположенная по адресу: </text:span><text:span text:style-name="T6">$side1_address$</text:span><text:span text:style-name="T12">.</text:span></text:p>
        </text:list-item>
        <text:list-item>
          <text:p text:style-name="P18">Согласно отчету №<text:span text:style-name="T12"> </text:span><text:span text:style-name="T6">$side1_evaluation_number$</text:span><text:span text:style-name="T12">, изготовленного </text:span><text:span text:style-name="T6">$side1_evaluator$ $side1_evaluator_boss$</text:span><text:span text:style-name="T12">, рыночная стоимость жилого помещения – </text:span><text:span text:style-name="T6">$side1_room_count$</text:span><text:span text:style-name="T12">комнатной квартиры, находящейся по адресу: </text:span><text:span text:style-name="T6">$side1_address$</text:span><text:span text:style-name="T12"> явл</text:span>яющейся муниципальной собственностью, составл<text:span text:style-name="T12">яет </text:span><text:span text:style-name="T7">$side1_evaluation_price$</text:span><text:span text:style-name="T15">. </text:span></text:p>
        </text:list-item>
        <text:list-item>
          <text:p text:style-name="P18"><text:span text:style-name="T12">В соответствии с Положением обязательство К</text:span>УМИ по проведению независимой оценки рыночной стоимости жилого помещения исполнено; администрацией города Братска будет предоставлено <text:span text:style-name="T6">$persons_dative$</text:span> жилое помещение, равноценное занимаемому ранее.</text:p>
        </text:list-item>
        <text:list-item>
          <text:p text:style-name="P18">С учетом произведенного зачета между выкупной ценой жилого помещения, расположенного по адресу: <text:span text:style-name="T6">$side2_address$</text:span><text:span text:style-name="T12">, и ценой жилого помещения - квартиры, находящейся по адресу: </text:span><text:span text:style-name="T6">$side1_address$</text:span><text:span text:style-name="T12">, предоставляемой</text:span> <text:span text:style-name="T6">$persons_dative$</text:span>, и являющейся муниципальной собственностью, денежные расчеты между сторонами настоящего соглашения исключаются, так как стоимость предоставленного <text:s/><text:span text:style-name="T6">$persons_dative$</text:span> жилого помещения превышает выкупную цену изымаемого жилого помещения.</text:p>
        </text:list-item>
        <text:list-item>
          <text:p text:style-name="P18">Претензий со стороны <text:span text:style-name="T6">$persons_genitive$</text:span> к администрации города Братска, Комитету по управлению муниципальным имуществом администрации города Братска по предоставленному жилому помещению, а также по существу настоящего соглашения не имеется.</text:p>
        </text:list-item>
        <text:list-item>
          <text:p text:style-name="P18"><text:soft-page-break/>Настоящее соглашение составлено в трех <text:s/>экземплярах <text:span text:style-name="T5">-</text:span> по одному для каждой из сторон, имеющих равную юридическую силу.</text:p>
        </text:list-item>
      </text:list>
      <text:p text:style-name="P2"/>
      <text:p text:style-name="P2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able:table table:name="Таблица4" table:style-name="Таблица4">
              <table:table-column table:style-name="Таблица4.A"/>
              <table:table-row>
                <table:table-cell table:style-name="Таблица4.A1" office:value-type="string">
                  <text:p text:style-name="P4">$agreement_signer_post$</text:p>
                </table:table-cell>
              </table:table-row>
              <table:table-row>
                <table:table-cell table:style-name="Таблица4.A1" office:value-type="string">
                  <text:p text:style-name="P2">_________________<text:span text:style-name="T6">$agreement_signer_fio$</text:span></text:p>
                </table:table-cell>
              </table:table-row>
              <table:table-row>
                <table:table-cell table:style-name="Таблица4.A1" office:value-type="string">
                  <text:p text:style-name="P3">$sign_date$</text:p>
                </table:table-cell>
              </table:table-row>
            </table:table>
            <text:p text:style-name="P13"><draw:frame text:anchor-type="paragraph" draw:z-index="0" draw:style-name="gr1" svg:width="0.787cm" svg:height="0.569cm" svg:x="0.173cm" svg:y="0.194cm"><draw:text-box><text:p>м.п.</text:p></draw:text-box></draw:frame></text:p>
          </table:table-cell>
          <table:table-cell table:style-name="Таблица3.A1" office:value-type="string">
            <table:table table:name="Таблица5" table:style-name="Таблица5">
              <table:table-column table:style-name="Таблица5.A"/>
              <table:table-row>
                <table:table-cell table:style-name="Таблица5.A1" office:value-type="string">
                  <text:p text:style-name="P7">$person_fio$ </text:p>
                  <text:p text:style-name="P7">$person_warrant$</text:p>
                </table:table-cell>
              </table:table-row>
              <table:table-row>
                <table:table-cell table:style-name="Таблица5.A1" office:value-type="string">
                  <text:p text:style-name="P2">____________________<text:span text:style-name="T6">$person_fio_short$</text:span></text:p>
                </table:table-cell>
              </table:table-row>
              <table:table-row>
                <table:table-cell table:style-name="Таблица5.A1" office:value-type="string">
                  <text:p text:style-name="P3">$sign_date$</text:p>
                  <text:p text:style-name="P3"/>
                </table:table-cell>
              </table:table-row>
            </table:table>
            <text:p text:style-name="P13"/>
          </table:table-cell>
        </table:table-row>
      </table:table>
      <text:p text:style-name="P2"/>
      <text:p text:style-name="P2"><text:s text:c="62"/><text:tab/><text:tab/><text:tab/> <text:s text:c="9"/></text:p>
      <text:p text:style-name="P2"/>
      <text:p text:style-name="P2"/>
      <text:p text:style-name="P1"><text:s text:c="10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OpenSymbol" svg:font-family="OpenSymbol"/>
    <style:font-face style:name="Thorndale AMT" svg:font-family="'Thorndale AMT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Albany AMT" svg:font-family="'Albany AMT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ru" fo:country="RU" style:letter-kerning="true" style:font-name-asian="Albany AMT" style:font-size-asian="12pt" style:language-asian="zxx" style:country-asian="none" style:font-name-complex="Albany AMT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1" fo:font-size="14pt" style:font-name-asian="Albany AMT" style:font-size-asian="14pt" style:font-name-complex="Albany AMT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text-align="center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WW8Num1z0" style:family="text">
      <style:text-properties fo:font-size="13pt" fo:font-weight="bold" style:font-size-asian="13pt" style:font-weight-asian="bold" style:font-size-complex="13pt"/>
    </style:style>
    <style:style style:name="Основной_20_шрифт_20_абзаца" style:display-name="Основной шрифт абзаца" style:family="text"/>
    <style:style style:name="Line_20_numbering" style:display-name="Line numbering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Нумерация_20_по_20_иерархии" style:display-name="Нумерация по иерархии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2.161cm" fo:text-indent="-0.891cm" fo:margin-left="2.161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3.21cm" fo:text-indent="-1.05cm" fo:margin-left="3.21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4.761cm" fo:text-indent="-1.55cm" fo:margin-left="4.761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4.761cm" fo:text-indent="-0.55cm" fo:margin-left="3.761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4.761cm" fo:text-indent="-1.55cm" fo:margin-left="4.761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4.761cm" fo:text-indent="-1.58cm" fo:margin-left="4.761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по_20_краю_20_листа" style:display-name="Нумерация по краю листа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97cm" fo:text-indent="-1cm" fo:margin-left="1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1.67cm" fo:text-indent="-1.67cm" fo:margin-left="1.67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</text:list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1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fo:border="0.002cm solid #000000" fo:padding="0.049cm" style:shadow="none" fo:background-color="#c0c0c0" style:writing-mode="lr-tb" style:footnote-max-height="0cm">
        <style:background-image/>
        <style:columns fo:column-count="2">
          <style:column style:rel-width="9695*" fo:start-indent="0cm" fo:end-indent="0cm"/>
          <style:column style:rel-width="4847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azog_5f_VS_5f_OOo" style:display-name="azog_VS_OOo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8-17T17:19:45.03</meta:creation-date>
    <meta:editing-duration>PT10H43M26S</meta:editing-duration>
    <meta:editing-cycles>60</meta:editing-cycles>
    <meta:generator>OpenOffice.org/3.4$Win32 OpenOffice.org_project/340m1$Build-9590</meta:generator>
    <dc:date>2013-12-30T14:42:58.88</dc:date>
    <meta:print-date>2013-10-03T09:55:00.40</meta:print-date>
    <meta:printed-by>Елена  Валуева </meta:printed-by>
    <meta:document-statistic meta:table-count="4" meta:image-count="0" meta:object-count="0" meta:page-count="2" meta:paragraph-count="24" meta:word-count="440" meta:character-count="4196"/>
    <meta:user-defined meta:name="Поле 1"/>
    <meta:user-defined meta:name="Поле 2"/>
    <meta:user-defined meta:name="Поле 3"/>
    <meta:user-defined meta:name="Поле 4"/>
    <meta:template xlink:type="simple" xlink:actuate="onRequest" xlink:title="basedWriter_02" xlink:href="../basedWriter_02.ott" meta:date="2011-08-17T17:19:45"/>
  </office:meta>
</office:document-meta>
</file>